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ira Mono" svg:font-family="'Fira Mono', 'Source Code Pro', monospace"/>
    <style:font-face style:name="Fira Sans" svg:font-family="'Fira Sans', 'Source Sans Pro', Helvetica, Arial, sans-serif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35960" officeooo:paragraph-rsid="00235960"/>
    </style:style>
    <style:style style:name="P2" style:family="paragraph" style:parent-style-name="Text_20_body">
      <style:text-properties officeooo:paragraph-rsid="002508d1"/>
    </style:style>
    <style:style style:name="P3" style:family="paragraph" style:parent-style-name="Text_20_body">
      <style:text-properties officeooo:rsid="002508d1" officeooo:paragraph-rsid="002508d1"/>
    </style:style>
    <style:style style:name="P4" style:family="paragraph" style:parent-style-name="Text_20_body">
      <style:text-properties officeooo:rsid="00266dcf" officeooo:paragraph-rsid="00266dcf"/>
    </style:style>
    <style:style style:name="P5" style:family="paragraph" style:parent-style-name="Heading">
      <style:text-properties officeooo:paragraph-rsid="002508d1"/>
    </style:style>
    <style:style style:name="P6" style:family="paragraph" style:parent-style-name="Preformatted_20_Text">
      <loext:graphic-properties draw:fill="solid" draw:fill-color="#f4f5fa" draw:opacity="100%"/>
      <style:paragraph-properties fo:background-color="#f4f5fa"/>
    </style:style>
    <style:style style:name="P7" style:family="paragraph" style:parent-style-name="Preformatted_20_Text">
      <loext:graphic-properties draw:fill="solid" draw:fill-color="#f4f5fa" draw:opacity="100%"/>
      <style:paragraph-properties fo:background-color="#f4f5fa"/>
      <style:text-properties officeooo:paragraph-rsid="00255f69"/>
    </style:style>
    <style:style style:name="T1" style:family="text">
      <style:text-properties officeooo:rsid="00235960"/>
    </style:style>
    <style:style style:name="T2" style:family="text">
      <style:text-properties officeooo:rsid="002508d1"/>
    </style:style>
    <style:style style:name="T3" style:family="text">
      <style:text-properties officeooo:rsid="00255f69"/>
    </style:style>
    <style:style style:name="T4" style:family="text">
      <style:text-properties fo:color="#000000" style:font-name="DejaVu Sans Mono" fo:background-color="#f7faff" loext:char-shading-value="0"/>
    </style:style>
    <style:style style:name="T5" style:family="text">
      <style:text-properties fo:color="#000000" fo:background-color="#f7faff" loext:char-shading-value="0"/>
    </style:style>
    <style:style style:name="T6" style:family="text">
      <style:text-properties officeooo:rsid="00266d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1. Какие типы паттернов проектирования существуют?</text:p>
      <text:p text:style-name="P1">Пораждающие, Поведенческие, Структурные</text:p>
      <text:p text:style-name="Heading">2. Как можно улучшить Singleton при помощи trait-ов?</text:p>
      <text:p text:style-name="P1">Можно вынести в трейт поведение отвечающее за инициирование экземпляра и контроль единственности, а в классе просто использовать этот трейт.</text:p>
      <text:p text:style-name="Heading">3. Как реализуется паттерн Фабричный метод? В чем его отличие от паттерна Фабрика?</text:p>
      <text:p text:style-name="P1">Фабричный метод обладает своей логикой и возвращает вновь созданный объект конкретного типа, наследники данного класса могут подменить реализацию данного метода и возвращать объекты другого типа.</text:p>
      <text:p text:style-name="P1">Фабрика не содержит собственной логики, она всегда возвращает объекты определенного интерфейса, её наследники реализуют логику и возвращение объектов.</text:p>
      <text:p text:style-name="Heading">4. Объясните назначение и применение магических методов __get, __set, __isset, __unset, __call и __callStatic. Когда, как и почему их стоит использовать (или нет)?</text:p>
      <text:p text:style-name="P2">__<text:span text:style-name="T1">гет вызывается когда происходит обращение к несуществующему атрибуту для получения данных,</text:span></text:p>
      <text:p text:style-name="P2"><text:span text:style-name="T1">__сет вызывается когда происходит обращение к несуществующему атрибуту <text:s/>для ПРИСВОЕНИЯ данных</text:span></text:p>
      <text:p text:style-name="P2">__<text:span text:style-name="T2">иссет <text:s/>вызывается когда происходит обращение к несуществующему атрибуту <text:s/>для проверки на существование значения атрибута</text:span></text:p>
      <text:p text:style-name="P2">__<text:span text:style-name="T2">ансет вызывается когда происходит обращение к несуществующему атрибуту <text:s/>для удаления атрибута</text:span></text:p>
      <text:p text:style-name="P2">__<text:span text:style-name="T2">колл <text:s/>вызывается когда происходит динамическое обращение к несуществующему методу</text:span></text:p>
      <text:p text:style-name="P2">__<text:span text:style-name="T2">коллСтатик <text:s/>вызывается когда происходит статическое обращение к несуществующему методу</text:span></text:p>
      <text:p text:style-name="P5">5. Опишите несколько структур данных из стандартной библиотеки PHP (SPL). Приведите примеры использования.</text:p>
      <text:p text:style-name="P3">На вскидку мало что назову, автолоадер, итераторы (много), коллекции(очередь, стек, фиксированный массив), интерфейсы, исключения. </text:p>
      <text:p text:style-name="Heading">6. Найдите все ошибки в коде:</text:p>
      <text:p text:style-name="P6"><text:bookmark-start text:name="__DdeLink__387_3643652066"/><text:span text:style-name="Source_20_Text">interface MyInt {</text:span></text:p>
      <text:p text:style-name="P6"><text:span text:style-name="Source_20_Text"><text:s text:c="4"/>public function funcI();</text:span></text:p>
      <text:p text:style-name="P6"><text:span text:style-name="Source_20_Text"><text:s text:c="4"/>private function funcP(); <text:s/>//</text:span><text:span text:style-name="Source_20_Text"><text:span text:style-name="T2">Интерфейс не может содержать приватные методы</text:span></text:span></text:p>
      <text:p text:style-name="P6"><text:span text:style-name="Source_20_Text">} </text:span></text:p>
      <text:p text:style-name="P6"><text:soft-page-break/><text:span text:style-name="Source_20_Text">class A {</text:span></text:p>
      <text:p text:style-name="P6"><text:span text:style-name="Source_20_Text"><text:s text:c="4"/>protected prop1; // </text:span><text:span text:style-name="Source_20_Text"><text:span text:style-name="T3">Нет знака доллара</text:span></text:span></text:p>
      <text:p text:style-name="P6"><text:span text:style-name="Source_20_Text"><text:s text:c="4"/>private prop2; //</text:span><text:span text:style-name="Source_20_Text"><text:span text:style-name="T3">Нет знака доллара</text:span></text:span></text:p>
      <text:p text:style-name="P6"/>
      <text:p text:style-name="P6"><text:span text:style-name="Source_20_Text"><text:s text:c="4"/>function funcA(){</text:span></text:p>
      <text:p text:style-name="P6"><text:span text:style-name="Source_20_Text"><text:s text:c="7"/>return $this-&gt;prop2;</text:span></text:p>
      <text:p text:style-name="P6"><text:span text:style-name="Source_20_Text"><text:s text:c="4"/>}</text:span></text:p>
      <text:p text:style-name="P6"><text:span text:style-name="Source_20_Text">}</text:span></text:p>
      <text:p text:style-name="P6"><text:span text:style-name="Source_20_Text">class B extends A {</text:span></text:p>
      <text:p text:style-name="P6"><text:span text:style-name="Source_20_Text"><text:s text:c="4"/>function funcB(){</text:span></text:p>
      <text:p text:style-name="P7"><text:span text:style-name="Source_20_Text"><text:s text:c="7"/>return $this→prop1; // → </text:span><text:span text:style-name="Source_20_Text"><text:span text:style-name="T3">келвая стрелочка но не прокатит</text:span></text:span></text:p>
      <text:p text:style-name="P6"><text:span text:style-name="Source_20_Text"><text:s text:c="4"/>}</text:span></text:p>
      <text:p text:style-name="P6"><text:span text:style-name="Source_20_Text">}</text:span></text:p>
      <text:p text:style-name="P7"><text:span text:style-name="Source_20_Text">class C extends B implements MyInt { </text:span></text:p>
      <text:p text:style-name="P7"><text:span text:style-name="Source_20_Text"><text:tab/><text:tab/><text:tab/><text:tab/>// </text:span><text:span text:style-name="Source_20_Text"><text:span text:style-name="T3">А где реализация метода интерфейса </text:span></text:span><text:span text:style-name="Source_20_Text"><text:span text:style-name="T4">funcI()</text:span></text:span><text:span text:style-name="Source_20_Text"><text:span text:style-name="T5"> ???</text:span></text:span></text:p>
      <text:p text:style-name="P6"><text:span text:style-name="Source_20_Text"><text:s text:c="4"/>function funcB(){</text:span></text:p>
      <text:p text:style-name="P6"><text:span text:style-name="Source_20_Text"><text:s text:c="7"/>return $this-&gt;prop1;</text:span></text:p>
      <text:p text:style-name="P6"><text:span text:style-name="Source_20_Text"><text:s text:c="4"/>}</text:span></text:p>
      <text:p text:style-name="P6"><text:span text:style-name="Source_20_Text"><text:s text:c="4"/>private function funcP(){</text:span></text:p>
      <text:p text:style-name="P6"><text:span text:style-name="Source_20_Text"><text:s text:c="7"/>return 123;</text:span></text:p>
      <text:p text:style-name="P6"><text:span text:style-name="Source_20_Text"><text:s text:c="4"/>}</text:span></text:p>
      <text:p text:style-name="P6"><text:span text:style-name="Source_20_Text">} <text:s/></text:span></text:p>
      <text:p text:style-name="P6"><text:span text:style-name="Source_20_Text">$b = new B();</text:span></text:p>
      <text:p text:style-name="P6"><text:span text:style-name="Source_20_Text">$b-&gt;funcA();</text:span></text:p>
      <text:p text:style-name="P6"><text:span text:style-name="Source_20_Text">$c = new C();</text:span></text:p>
      <text:p text:style-name="P6"><text:span text:style-name="Source_20_Text">$</text:span><text:bookmark-end text:name="__DdeLink__387_3643652066"/><text:span text:style-name="Source_20_Text">c→funcI(); // </text:span><text:span text:style-name="Source_20_Text"><text:span text:style-name="T6">Нет такого метода</text:span></text:span></text:p>
      <text:p text:style-name="Text_20_body"/>
      <text:p text:style-name="P4">+ непонятные названия атрибутов и функци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ira Mono" svg:font-family="'Fira Mono', 'Source Code Pro', monospace"/>
    <style:font-face style:name="Fira Sans" svg:font-family="'Fira Sans', 'Source Sans Pro', Helvetica, Arial, sans-serif"/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5:36:41.236792089</meta:creation-date>
    <dc:date>2019-01-24T14:55:56.741201675</dc:date>
    <meta:editing-duration>PT25M3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314" meta:character-count="2395" meta:non-whitespace-character-count="2036"/>
  </office:meta>
</office:document-meta>
</file>